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8.581cm" table:align="center" style:writing-mode="lr-tb"/>
    </style:style>
    <style:style style:name="Table1.A" style:family="table-column">
      <style:table-column-properties style:column-width="1.27cm"/>
    </style:style>
    <style:style style:name="Table1.B" style:family="table-column">
      <style:table-column-properties style:column-width="4.128cm"/>
    </style:style>
    <style:style style:name="Table1.C" style:family="table-column">
      <style:table-column-properties style:column-width="1.588cm"/>
    </style:style>
    <style:style style:name="Table1.D" style:family="table-column">
      <style:table-column-properties style:column-width="1.596cm"/>
    </style:style>
    <style:style style:name="Table1.1" style:family="table-row">
      <style:table-row-properties style:min-row-height="0.423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style:vertical-align="middle" fo:padding-left="0.191cm" fo:padding-right="0.191cm" fo:padding-top="0cm" fo:padding-bottom="0cm" fo:border="0.25pt solid #000000" style:writing-mode="lr-tb"/>
    </style:style>
    <style:style style:name="Table1.3" style:family="table-row">
      <style:table-row-properties style:min-row-height="0.564cm" fo:keep-together="auto"/>
    </style:style>
    <style:style style:name="P1" style:family="paragraph" style:parent-style-name="Standard">
      <style:text-properties style:font-name-asian="MS Mincho"/>
    </style:style>
    <style:style style:name="P2" style:family="paragraph" style:parent-style-name="Standard">
      <style:text-properties fo:language="pt" fo:country="BR" style:font-name-asian="MS Mincho" style:language-asian="none" style:country-asian="none"/>
    </style:style>
    <style:style style:name="P3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4" style:family="paragraph" style:parent-style-name="Text_20_body">
      <style:text-properties fo:language="pt" fo:country="BR"/>
    </style:style>
    <style:style style:name="P5" style:family="paragraph" style:parent-style-name="Heading_20_1">
      <style:text-properties officeooo:paragraph-rsid="00173e4d"/>
    </style:style>
    <style:style style:name="P6" style:family="paragraph" style:parent-style-name="Heading_20_2">
      <style:text-properties fo:language="pt" fo:country="BR" style:language-asian="none" style:country-asian="none"/>
    </style:style>
    <style:style style:name="P7" style:family="paragraph" style:parent-style-name="Heading_20_5">
      <style:text-properties style:font-name-asian="MS Mincho"/>
    </style:style>
    <style:style style:name="P8" style:family="paragraph" style:parent-style-name="Affiliation">
      <style:text-properties style:font-name-asian="MS Mincho"/>
    </style:style>
    <style:style style:name="P9" style:family="paragraph" style:parent-style-name="Affiliation">
      <style:text-properties officeooo:rsid="0016fd3a" officeooo:paragraph-rsid="0016fd3a" style:font-name-asian="MS Mincho"/>
    </style:style>
    <style:style style:name="P10" style:family="paragraph" style:parent-style-name="Affiliation">
      <style:text-properties officeooo:paragraph-rsid="0016fd3a" style:font-name-asian="MS Mincho"/>
    </style:style>
    <style:style style:name="P11" style:family="paragraph" style:parent-style-name="Affiliation">
      <style:text-properties officeooo:rsid="0016fd3a" officeooo:paragraph-rsid="0016fd3a"/>
    </style:style>
    <style:style style:name="P12" style:family="paragraph" style:parent-style-name="Author">
      <style:text-properties officeooo:rsid="0016fd3a" officeooo:paragraph-rsid="0016fd3a"/>
    </style:style>
    <style:style style:name="P13" style:family="paragraph" style:parent-style-name="bullet_20_list">
      <style:paragraph-properties fo:margin-left="1.016cm" fo:margin-right="0cm" fo:text-indent="-0.508cm" style:auto-text-indent="false">
        <style:tab-stops>
          <style:tab-stop style:position="0.508cm"/>
        </style:tab-stops>
      </style:paragraph-properties>
    </style:style>
    <style:style style:name="P14" style:family="paragraph" style:parent-style-name="bullet_20_list">
      <style:paragraph-properties fo:margin-left="1.016cm" fo:margin-right="0cm" fo:text-indent="-0.508cm" style:auto-text-indent="false">
        <style:tab-stops>
          <style:tab-stop style:position="0.508cm"/>
        </style:tab-stops>
      </style:paragraph-properties>
      <style:text-properties fo:language="pt" fo:country="BR"/>
    </style:style>
    <style:style style:name="P15" style:family="paragraph" style:parent-style-name="bullet_20_list" style:list-style-name="WW8Num7">
      <style:paragraph-properties fo:margin-left="0cm" fo:margin-right="0cm" fo:text-indent="0cm" style:auto-text-indent="false">
        <style:tab-stops>
          <style:tab-stop style:position="0.508cm"/>
        </style:tab-stops>
      </style:paragraph-properties>
      <style:text-properties fo:language="pt" fo:country="BR" officeooo:paragraph-rsid="00192753"/>
    </style:style>
    <style:style style:name="P16" style:family="paragraph" style:parent-style-name="key_20_words">
      <style:text-properties officeooo:paragraph-rsid="0016fd3a"/>
    </style:style>
    <style:style style:name="P17" style:family="paragraph" style:parent-style-name="paper_20_title" style:master-page-name="Standard">
      <style:paragraph-properties style:page-number="auto"/>
    </style:style>
    <style:style style:name="P18" style:family="paragraph" style:parent-style-name="references">
      <style:text-properties style:font-name-asian="MS Mincho"/>
    </style:style>
    <style:style style:name="P19" style:family="paragraph" style:parent-style-name="table_20_footnote" style:list-style-name="">
      <style:paragraph-properties fo:margin-left="0.635cm" fo:margin-right="0cm" fo:text-indent="-0.635cm" style:auto-text-indent="false"/>
      <style:text-properties fo:font-style="italic" style:font-style-asian="italic" style:font-style-complex="italic"/>
    </style:style>
    <style:style style:name="P20" style:family="paragraph" style:parent-style-name="table_20_head" style:list-style-name="">
      <style:paragraph-properties fo:margin-left="0cm" fo:margin-right="0cm" fo:text-indent="0cm" style:auto-text-indent="false"/>
      <style:text-properties fo:letter-spacing="-0.002cm" fo:language="pt" fo:country="BR" style:font-name-asian="MS Mincho" style:language-asian="en" style:country-asian="US"/>
    </style:style>
    <style:style style:name="T1" style:family="text">
      <style:text-properties style:font-name-asian="MS Mincho"/>
    </style:style>
    <style:style style:name="T2" style:family="text">
      <style:text-properties style:font-name-asian="MS Mincho" style:language-asian="none" style:country-asian="none"/>
    </style:style>
    <style:style style:name="T3" style:family="text">
      <style:text-properties officeooo:rsid="00173e4d" style:font-name-asian="MS Mincho" style:language-asian="none" style:country-asian="none"/>
    </style:style>
    <style:style style:name="T4" style:family="text">
      <style:text-properties officeooo:rsid="0016fd3a" style:font-name-asian="MS Mincho" style:language-asian="none" style:country-asian="none"/>
    </style:style>
    <style:style style:name="T5" style:family="text">
      <style:text-properties officeooo:rsid="00192753" style:font-name-asian="MS Mincho" style:language-asian="none" style:country-asian="none"/>
    </style:style>
    <style:style style:name="T6" style:family="text">
      <style:text-properties officeooo:rsid="0016fd3a" style:font-name-asian="MS Mincho"/>
    </style:style>
    <style:style style:name="T7" style:family="text">
      <style:text-properties officeooo:rsid="001bb78f" style:font-name-asian="MS Mincho"/>
    </style:style>
    <style:style style:name="T8" style:family="text">
      <style:text-properties fo:language="pt" fo:country="BR"/>
    </style:style>
    <style:style style:name="T9" style:family="text">
      <style:text-properties fo:language="pt" fo:country="BR" style:font-name-asian="MS Mincho"/>
    </style:style>
    <style:style style:name="T10" style:family="text">
      <style:text-properties fo:language="pt" fo:country="BR" style:font-name-asian="MS Mincho" style:language-asian="none" style:country-asian="none"/>
    </style:style>
    <style:style style:name="T11" style:family="text">
      <style:text-properties fo:language="pt" fo:country="BR" officeooo:rsid="0016fd3a" style:font-name-asian="MS Mincho" style:language-asian="none" style:country-asian="none"/>
    </style:style>
    <style:style style:name="T12" style:family="text">
      <style:text-properties fo:language="pt" fo:country="BR" style:language-asian="none" style:country-asian="none"/>
    </style:style>
    <style:style style:name="T13" style:family="text">
      <style:text-properties fo:language="pt" fo:country="BR" fo:font-style="italic" style:font-name-asian="MS Mincho" style:font-style-asian="italic" style:font-style-complex="italic"/>
    </style:style>
    <style:style style:name="T14" style:family="text">
      <style:text-properties fo:language="pt" fo:country="BR" style:font-name-asian="Times New Roman" style:language-asian="none" style:country-asian="none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name-asian="MS Mincho" style:font-style-asian="italic"/>
    </style:style>
    <style:style style:name="T17" style:family="text">
      <style:text-properties fo:font-style="italic" officeooo:rsid="00173e4d" style:font-name-asian="MS Mincho" style:language-asian="none" style:country-asian="none" style:font-style-asian="italic" style:font-style-complex="italic"/>
    </style:style>
    <style:style style:name="T18" style:family="text">
      <style:text-properties fo:font-style="italic" officeooo:rsid="00192753" style:font-name-asian="MS Mincho" style:language-asian="none" style:country-asian="none" style:font-style-asian="italic" style:font-style-complex="italic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4pt" style:font-size-asian="4pt" style:font-size-complex="4pt"/>
    </style:style>
    <style:style style:name="T21" style:family="text">
      <style:text-properties officeooo:rsid="0016fd3a"/>
    </style:style>
    <style:style style:name="T22" style:family="text">
      <style:text-properties fo:font-weight="bold" style:font-name-asian="MS Mincho"/>
    </style:style>
    <style:style style:name="T23" style:family="text">
      <style:text-properties fo:language="en" fo:country="US" fo:font-weight="bold" style:font-name-asian="MS Mincho"/>
    </style:style>
    <style:style style:name="T24" style:family="text">
      <style:text-properties officeooo:rsid="00173e4d"/>
    </style:style>
    <style:style style:name="T25" style:family="text">
      <style:text-properties officeooo:rsid="001bb78f"/>
    </style:style>
    <style:style style:name="Sect1" style:family="section">
      <style:section-properties style:writing-mode="lr-tb" style:editable="false">
        <style:columns fo:column-count="2">
          <style:column style:rel-width="5220*" fo:start-indent="0cm" fo:end-indent="0.635cm"/>
          <style:column style:rel-width="5220*" fo:start-indent="0.635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2" fo:column-gap="0.635cm">
          <style:column style:rel-width="32767*" fo:start-indent="0cm" fo:end-indent="0.318cm"/>
          <style:column style:rel-width="32767*" fo:start-indent="0.318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0">Automata Elementar de Wolfram e Fractal </text:span><text:span text:style-name="T11">Pirâmide de <text:s/>Sierpinski</text:span></text:p>
      <text:p text:style-name="P2"/>
      <text:section text:style-name="Sect1" text:name="Section1">
        <text:p text:style-name="P12"><text:span text:style-name="T1">Rafael Carneiro Soares</text:span></text:p>
        <text:p text:style-name="P11"><text:span text:style-name="T1">Centro de <text:s/>Matemática, Computação e Cognição</text:span></text:p>
        <text:p text:style-name="P9">Universidade Federal do ABC (UFABC)</text:p>
        <text:p text:style-name="P8"><text:span text:style-name="T21">Santo André, Brasil</text:span></text:p>
        <text:p text:style-name="P9">c.rafael@aluno.ufabc.edu.br</text:p>
        <text:p text:style-name="P12"><text:span text:style-name="T1">Victor Fragoso </text:span><text:span text:style-name="T7">Ferreira da Silva</text:span></text:p>
        <text:p text:style-name="P11"><text:span text:style-name="T1">Centro de <text:s/>Matemática, Computação e Cognição</text:span></text:p>
        <text:p text:style-name="P9">Universidade Federal do ABC (UFABC)</text:p>
        <text:p text:style-name="P10"><text:span text:style-name="T21">Santo André, Brasil</text:span></text:p>
        <text:p text:style-name="P9">victor.fragoso@aluno.ufabc.edu.br</text:p>
      </text:section>
      <text:section text:style-name="Sect2" text:name="Section2">
        <text:p text:style-name="P8"/>
        <text:p text:style-name="P1"/>
      </text:section>
      <text:section text:style-name="Sect3" text:name="Section3">
        <text:p text:style-name="Abstract"><text:span text:style-name="T13">Resumo: A</text:span><text:span text:style-name="T8">qui será inserido o resumo do trabalho. O resumo sintetiza e apresenta de forma concisa os seguintes itens (duas a três linhas para cada item, aproximadamente): tema estudado no trabalho, motivação e importância, principais objetivos do estudo, escopo do trabalho, principais metodologias e materiais, principais resultados ou contribuições, principais conclusões inferidas.</text:span></text:p>
        <text:p text:style-name="P16"><text:span text:style-name="T1">Palavras-chave:—</text:span><text:span text:style-name="T6">e</text:span><text:span text:style-name="T23">lementary; </text:span><text:span text:style-name="T22">cellular</text:span><text:span text:style-name="T1">; </text:span><text:span text:style-name="T22">automata</text:span><text:span text:style-name="T1">; </text:span><text:span text:style-name="T6">fractal</text:span><text:span text:style-name="T1">; sierpinski; triangle</text:span></text:p>
        <text:h text:style-name="Heading_20_1" text:outline-level="1"><text:span text:style-name="T14"><text:s/></text:span><text:span text:style-name="T10">Introdução (Uma página)</text:span></text:h>
        <text:p text:style-name="Text_20_body"><text:span text:style-name="T8">Na Introdução é apresentada ao leitor uma visão geral do trabalho desenvolvido. Nela, os seguintes itens devem ser abordados:</text:span></text:p>
        <text:list xml:id="list728590925" text:style-name="WW8Num7">
          <text:list-item>
            <text:p text:style-name="P14">O tema do trabalho de maneira geral, focando nos itens principais;</text:p>
          </text:list-item>
          <text:list-item>
            <text:p text:style-name="P14">A motivação para tratar este tema;</text:p>
          </text:list-item>
          <text:list-item>
            <text:p text:style-name="P13"><text:span text:style-name="T8">O problema: colocar de forma clara e objetiva a dúvida que motiva a pesquisa, a dificuldade cuja solução será investigada. É adequado escrever o problema na forma de uma pergunta, que se espera responder no transcorrer do estudo;</text:span></text:p>
          </text:list-item>
          <text:list-item>
            <text:p text:style-name="P14">Os objetivos indicam o que se deseja descobrir, entender, como resultado do desenvolvimento da pesquisa. Assim, indicam o que se pretende alcançar. Os objetivos geralmente são elaborados na forma de hipóteses a serem testadas, efeitos a serem analisados, etc;</text:p>
          </text:list-item>
          <text:list-item>
            <text:p text:style-name="P14">Trabalhos anteriores relacionados: geralmente, são citados os trabalhos existentes que não resolvem o problema ou apresentam apenas soluções parciais. No caso do artigo ser extensão ou continuação de um trabalho anterior, tal trabalho deve ser mencionado na Introdução. Outra opção é estruturar essa parte agrupando trabalhos similares e detalhando apenas um ou dois que sejam mais importantes para o trabalho;</text:p>
          </text:list-item>
          <text:list-item>
            <text:p text:style-name="P14">A metodologia utilizada no estudo (como): os procedimentos e materiais utilizados e a motivação dos procedimentos;</text:p>
          </text:list-item>
          <text:list-item>
            <text:p text:style-name="P14">Contribuições que a pesquisa poderá trazer à comunidade, seus resultados principais. Procurar responder às perguntas: Qual a contribuição original deste trabalho? Por que esta contribuição deve ser considerada importante? Qual é o trabalho mais próximo deste e quais as diferenças entre eles?</text:p>
          </text:list-item>
          <text:list-item>
            <text:p text:style-name="P14">Como outros pesquisadores podem usar os resultados deste trabalho?</text:p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5"><text:span text:style-name="T24"><text:s text:c="4"/>Este artigo apresenta nas próximas seções, respectivamente, os c</text:span><text:span text:style-name="T3">onceitos </text:span><text:span text:style-name="T5">f</text:span><text:span text:style-name="T3">undamentais </text:span><text:span text:style-name="T5">de A</text:span><text:span text:style-name="T3">utômato </text:span><text:span text:style-name="T5">Ce</text:span><text:span text:style-name="T3">lular </text:span><text:span text:style-name="T5">E</text:span><text:span text:style-name="T3">lementar </text:span><text:span text:style-name="T5">(ACE)</text:span><text:span text:style-name="T3"> de Wolfram,</text:span><text:span text:style-name="T17"> </text:span><text:span text:style-name="T18">c</text:span><text:span text:style-name="T3">onceitos </text:span><text:span text:style-name="T5">f</text:span><text:span text:style-name="T3">undamentais </text:span><text:span text:style-name="T5">de fractais</text:span><text:span text:style-name="T3">, </text:span><text:span text:style-name="T5">a e</text:span><text:span text:style-name="T3">strutura Técnica/Computacional do </text:span><text:span text:style-name="T5">a</text:span><text:span text:style-name="T3">utômato </text:span><text:span text:style-name="T5">e</text:span><text:span text:style-name="T3">lementar de Wolfram, </text:span><text:span text:style-name="T5">a e</text:span><text:span text:style-name="T3">strutura </text:span><text:span text:style-name="T5">t</text:span><text:span text:style-name="T3">écnica/</text:span><text:span text:style-name="T5">c</text:span><text:span text:style-name="T3">omputacional d</text:span><text:span text:style-name="T5">a Pirâmide de Sierpinski</text:span><text:span text:style-name="T3">, </text:span><text:span text:style-name="T5">c</text:span><text:span text:style-name="T3">enários e </text:span><text:span text:style-name="T5">a</text:span><text:span text:style-name="T3">nálise dos </text:span><text:span text:style-name="T5">r</text:span><text:span text:style-name="T3">esultados </text:span><text:span text:style-name="T5">do </text:span><text:span text:style-name="T3">AC</text:span><text:span text:style-name="T5">E</text:span><text:span text:style-name="T3"> de Wolfram, </text:span><text:span text:style-name="T5">c</text:span><text:span text:style-name="T3">enários e </text:span><text:span text:style-name="T5">a</text:span><text:span text:style-name="T3">nálise dos </text:span><text:span text:style-name="T5">r</text:span><text:span text:style-name="T3">esultados </text:span><text:span text:style-name="T5">do f</text:span><text:span text:style-name="T3">ractal </text:span><text:span text:style-name="T4">Pirâmide de Sierpinski </text:span><text:span text:style-name="T5">(PS)</text:span><text:span text:style-name="T4"> </text:span><text:span text:style-name="T3">e, </text:span><text:span text:style-name="T5">por fim as</text:span><text:span text:style-name="T3"> </text:span><text:span text:style-name="T5">c</text:span><text:span text:style-name="T3">onclusões.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h text:style-name="Heading_20_1" text:outline-level="1"><text:span text:style-name="T10">Autômato Celular Elementar de Wolfram: Conceitos Fundamentais (Uma página e Meia)</text:span></text:h>
        <text:p text:style-name="P4">Nesta seção devem ser apresentados os principais conceitos teóricos do Autômato Celular de Wolfram.</text:p>
        <text:p text:style-name="P4">Esta é a seção da revisão da literatura, também referenciada como revisão bibliográfica ou fundamentação teórica, contendo o referencial teórico do estudo.</text:p>
        <text:p text:style-name="Text_20_body"><text:span text:style-name="T8">O autor deve demonstrar conhecimento da literatura principal sobre os temas abordados, analisando e interpretando trabalhos feitos por outros autores. O referencial teórico deve conter somente os assuntos que tenham relação direta e específica com o trabalho em questão, e que constituam a base teórica-técnica para o desenvolvimento da pesquisa. </text:span>Todo material citado deve constar nas referências.</text:p>
        <text:h text:style-name="Heading_20_2" text:outline-level="2"><text:span text:style-name="T12">Subseção </text:span></text:h>
        <text:p text:style-name="Text_20_body">Criar a Subseção A, se necessário.</text:p>
        <text:h text:style-name="P6" text:outline-level="2">Sistemas Multiagentes</text:h>
        <text:p text:style-name="Text_20_body">Criar a Subseção A, se necessário.</text:p>
        <text:p text:style-name="P20">Tabela 1: Estílo da Tabela deste Trabalho.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header-rows>
            <text:soft-page-break/>
            <table:table-row table:style-name="Table1.1">
              <table:table-cell table:style-name="Table1.A1" table:number-rows-spanned="2" office:value-type="string">
                <text:p text:style-name="table_20_col_20_head">Table Head</text:p>
              </table:table-cell>
              <table:table-cell table:style-name="Table1.B1" table:number-columns-spanned="3" office:value-type="string">
                <text:p text:style-name="table_20_col_20_head">Table Column Head</text:p>
              </table:table-cell>
              <table:covered-table-cell/>
              <table:covered-table-cell/>
            </table:table-row>
            <table:table-row table:style-name="Table1.1">
              <table:covered-table-cell/>
              <table:table-cell table:style-name="Table1.A1" office:value-type="string">
                <text:p text:style-name="table_20_col_20_subhead">Table column subhead</text:p>
              </table:table-cell>
              <table:table-cell table:style-name="Table1.A1" office:value-type="string">
                <text:p text:style-name="table_20_col_20_subhead">Subhead</text:p>
              </table:table-cell>
              <table:table-cell table:style-name="Table1.B1" office:value-type="string">
                <text:p text:style-name="table_20_col_20_subhead">Subhead</text:p>
              </table:table-cell>
            </table:table-row>
          </table:table-header-rows>
          <table:table-row table:style-name="Table1.3">
            <table:table-cell table:style-name="Table1.A1" office:value-type="string">
              <text:p text:style-name="table_20_copy">copy</text:p>
            </table:table-cell>
            <table:table-cell table:style-name="Table1.A1" office:value-type="string">
              <text:p text:style-name="table_20_copy">More table copy</text:p>
            </table:table-cell>
            <table:table-cell table:style-name="Table1.A1" office:value-type="string">
              <text:p text:style-name="P3"/>
            </table:table-cell>
            <table:table-cell table:style-name="Table1.B1" office:value-type="string">
              <text:p text:style-name="P3"/>
            </table:table-cell>
          </table:table-row>
        </table:table>
        <text:p text:style-name="P19"/>
        <text:h text:style-name="Heading_20_1" text:outline-level="1"><text:span text:style-name="T10">Fractais: Conceitos Fundamentais (Uma página e meia)</text:span></text:h>
        <text:p text:style-name="P4">Nesta seção devem ser apresentados os principais conceitos teóricos de fractais. Também, devem ser apresentados os conceitos teóricos do fractal que a dupla irá desenvolver.</text:p>
        <text:p text:style-name="P4">Esta é a seção da revisão da literatura, também referenciada como revisão bibliográfica ou fundamentação teórica, contendo o referencial teórico do estudo.</text:p>
        <text:p text:style-name="Text_20_body"><text:span text:style-name="T8">O autor deve demonstrar conhecimento da literatura principal sobre os temas abordados, analisando e interpretando trabalhos feitos por outros autores. O referencial teórico deve conter somente os assuntos que tenham relação direta e específica com o trabalho em questão, e que constituam a base teórica-técnica para o desenvolvimento da pesquisa. </text:span>Todo material citado deve constar nas referências.</text:p>
        <text:h text:style-name="Heading_20_2" text:outline-level="2"><text:span text:style-name="T12">Conceitos Teóricos sobre Fractais </text:span></text:h>
        <text:p text:style-name="Text_20_body">Colocar aqui o texto.</text:p>
        <text:h text:style-name="P6" text:outline-level="2">Conceitos Teóricos sobre o Fractal Implementado pela Dupla </text:h>
        <text:p text:style-name="Text_20_body">Colocar aqui o texto.</text:p>
        <text:h text:style-name="Heading_20_1" text:outline-level="1"><text:span text:style-name="T10">Estrutura Técnica/Computacional do Autômato Elementar de Wolfram (Uma Página)</text:span></text:h>
        <text:p text:style-name="Text_20_body"><text:span text:style-name="T8">Nesta seção coloque a estrutura técnica/computacional utilizada para a implementação do Autômato Celular Elementar de Wolfram. A resposta a ser respondida nesta seção é: como o Autômato Celular Elementar de Wolfram foi implementado?</text:span></text:p>
        <text:h text:style-name="Heading_20_1" text:outline-level="1"><text:span text:style-name="T10">Estrutura Técnica/Computacional do Fractal Escholhido pela Dupla (Uma Página)</text:span></text:h>
        <text:p text:style-name="Text_20_body"><text:span text:style-name="T8">Nesta seção coloque a estrutura técnica/computacional utilizada para a implementação do fractal escolhido pela dupla. A resposta a ser respondida nesta seção é: como o fractal escolhido foi implementado?</text:span></text:p>
        <text:h text:style-name="Heading_20_1" text:outline-level="1"><text:span text:style-name="T10">Autômato Elementar de Wolfram: Cenários e Análise dos Resultados (Duas Páginas)</text:span></text:h>
        <text:p text:style-name="Text_20_body"><text:span text:style-name="T8">Nesta seção são apresentadas diferentes formas de execução computacional do Autômato Celular de Wolfram, mostrando situações que comprovam que a implementação do projeto conseguiu simular pelo menos três regras do referido autômato celular.</text:span></text:p>
        <text:p text:style-name="Text_20_body"><text:span text:style-name="T8">Cada uma das diferentes situações a serem executadas no sistema computacional do Autômato Celular de Wolfram é um cenário.</text:span></text:p>
        <text:h text:style-name="Heading_20_2" text:outline-level="2">Cenário 1: <text:span text:style-name="T25">Regra 50</text:span></text:h>
        <text:p text:style-name="Text_20_body">Mostrar os resultados da execução de dois cenários da primeira regra implementada.</text:p>
        <text:h text:style-name="Heading_20_2" text:outline-level="2">Cenário 2: <text:span text:style-name="T25">Regra 93</text:span></text:h>
        <text:p text:style-name="Text_20_body">Mostrar os resultados da execução de dois cenários da segunda regra implementada.</text:p>
        <text:h text:style-name="Heading_20_2" text:outline-level="2">Cenário 1: <text:span text:style-name="T25">Regra 226</text:span></text:h>
        <text:p text:style-name="Text_20_body">Mostrar os resultados da execução de dois cenários da terceira regra implementada.</text:p>
        <text:h text:style-name="P5" text:outline-level="1"><text:span text:style-name="T10">Fractal </text:span><text:span text:style-name="T11">Pirâmide de <text:s/>Sierpinski</text:span><text:span text:style-name="T10">: Cenários e Análise dos Resultados (Duas Páginas)</text:span></text:h>
        <text:p text:style-name="Text_20_body"><text:span text:style-name="T8">Nesta seção são apresentadas diferentes formas de execução computacional do fractal implementado pela dupla, mostrando situações que comprovam que a implementação do projeto conseguiu gerar imagens do fractal escolhido.</text:span></text:p>
        <text:p text:style-name="Text_20_body"><text:span text:style-name="T8">Cada uma das diferentes situações a serem executadas no sistema computacional do fractal é um cenário.</text:span></text:p>
        <text:h text:style-name="Heading_20_2" text:outline-level="2">Cenário 1: <text:span text:style-name="T25">Pirâmide</text:span></text:h>
        <text:p text:style-name="Text_20_body">Mostrar os resultados da execução do fractal implementado.</text:p>
        <text:h text:style-name="Heading_20_1" text:outline-level="1"><text:span text:style-name="T1">Conclusões (Meia Página)</text:span></text:h>
        <text:p text:style-name="Text_20_body"><text:span text:style-name="T8">A conclusão é o fechamento do trabalho estudado, retomando as principais ideias desenvolvidas. Primeiramente deve ser apresentada uma ligação com a problemática apresentada na Introdução, para depois colocar se os objetivos foram alcançados e, caso hipóteses tenham sido elaboradas, é preciso responde-las (dizendo se houve a comprovação, ou não).</text:span></text:p>
        <text:p text:style-name="Text_20_body"><text:span text:style-name="T8">A discussão dos resultados obtidos também deve ser apresentada. Com relação ao fechamento da conclusão, o autor do trabalho deve se posicionar, incluir o seu ponto de vista além de fazer sugestões para novas pesquisas e para problemas não resolvidos.</text:span></text:p>
        <text:p text:style-name="Text_20_body"><text:span text:style-name="T8">É importante ressaltar que não se deve incluir novos argumentos em uma conclusão, todo material deve ter sido anteriormente tratado no artigo</text:span></text:p>
        <text:h text:style-name="P7" text:outline-level="5">Referências</text:h>
        <text:p text:style-name="P1"/>
        <text:list xml:id="list1882437080" text:style-name="WW8Num11">
          <text:list-item>
            <text:p text:style-name="references"><text:span text:style-name="T1">G. Eason, B. Noble, and I.N. Sneddon, “On certain integrals of Lipschitz-Hankel type involving products of Bessel functions,” Phil. Trans. Roy. Soc. London, vol. A247, pp. 529-551, April 1955. (</text:span><text:span text:style-name="T16">references</text:span><text:span text:style-name="T1">)</text:span></text:p>
          </text:list-item>
          <text:list-item>
            <text:p text:style-name="P18">J. Clerk Maxwell, A Treatise on Electricity and Magnetism, 3rd ed., vol. 2. Oxford: Clarendon, 1892, pp.68-73.</text:p>
          </text:list-item>
          <text:list-item>
            <text:p text:style-name="references"><text:span text:style-name="T1">I.S. Jacobs and C.P. Bean, “Fine particles, thin films and exchange anisotropy,” in Magnetism, vol. III, G.T. Rado and H. Suhl, Eds. New York: Academic, 1963, pp. 271-350.</text:span></text:p>
          </text:list-item>
          <text:list-item>
            <text:p text:style-name="references"><text:span text:style-name="T1">K. Elissa, “Title of paper if known,” unpublished.</text:span></text:p>
          </text:list-item>
          <text:list-item>
            <text:p text:style-name="references"><text:span text:style-name="T1">Y. Yorozu, M. Hirano, K. Oka, and Y. Tagawa, “Electron spectroscopy studies on magneto-optical media and plastic substrate interface,” IEEE </text:span><text:soft-page-break/><text:span text:style-name="T1">Transl. J. Magn. Japan, vol. 2, pp. 740-741, August 1987 [Digests 9th Annual Conf. Magnetics Japan, p. 301, 1982].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loext:contextual-spacing="false" fo:line-height="95%" fo:text-align="justify" style:justify-single-word="false" fo:text-indent="0.508cm" style:auto-text-indent="false">
        <style:tab-stops>
          <style:tab-stop style:position="0.508cm"/>
        </style:tab-stops>
      </style:paragraph-properties>
      <style:text-properties fo:letter-spacing="-0.002cm" style:font-name-asian="MS Mincho" style:font-family-asian="'MS Mincho', 'ＭＳ 明朝'" style:font-family-generic-asian="roman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82cm" fo:margin-bottom="0.141cm" loext:contextual-spacing="false" fo:keep-together="always" fo:keep-with-next="always">
        <style:tab-stops>
          <style:tab-stop style:position="0.381cm"/>
        </style:tab-stops>
      </style:paragraph-properties>
      <style:text-properties fo:font-variant="small-caps" fo:language="none" fo:country="none" style:language-asian="none" style:country-asian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508cm" fo:margin-right="0cm" fo:margin-top="0.212cm" fo:margin-bottom="0.106cm" loext:contextual-spacing="false" fo:text-align="start" style:justify-single-word="false" fo:keep-together="always" fo:text-indent="-0.508cm" style:auto-text-indent="false" fo:keep-with-next="always">
        <style:tab-stops>
          <style:tab-stop style:position="0.508cm"/>
        </style:tab-stops>
      </style:paragraph-properties>
      <style:text-properties fo:language="none" fo:country="none" fo:font-style="italic" style:font-name-asian="MS Mincho" style:font-family-asian="'MS Mincho', 'ＭＳ 明朝'" style:font-family-generic-asian="roman" style:language-asian="none" style:country-asian="none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line-height="0.423cm" fo:text-align="justify" style:justify-single-word="false" fo:text-indent="0.508cm" style:auto-text-indent="false">
        <style:tab-stops>
          <style:tab-stop style:position="0.953cm"/>
        </style:tab-stops>
      </style:paragraph-properties>
      <style:text-properties fo:language="none" fo:country="none" fo:font-style="italic" style:font-name-asian="MS Mincho" style:font-family-asian="'MS Mincho', 'ＭＳ 明朝'" style:font-family-generic-asian="roman" style:language-asian="none" style:country-asian="none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071cm" fo:margin-bottom="0.071cm" loext:contextual-spacing="false" fo:text-align="justify" style:justify-single-word="false" fo:text-indent="0.889cm" style:auto-text-indent="false">
        <style:tab-stops>
          <style:tab-stop style:position="1.27cm"/>
          <style:tab-stop style:position="1.448cm"/>
        </style:tab-stops>
      </style:paragraph-properties>
      <style:text-properties fo:language="none" fo:country="none" fo:font-style="italic" style:font-name-asian="MS Mincho" style:font-family-asian="'MS Mincho', 'ＭＳ 明朝'" style:font-family-generic-asian="roman" style:language-asian="none" style:country-asian="none" style:font-style-asian="italic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82cm" fo:margin-bottom="0.141cm" loext:contextual-spacing="false">
        <style:tab-stops>
          <style:tab-stop style:position="0.635cm"/>
        </style:tab-stops>
      </style:paragraph-properties>
      <style:text-properties fo:font-variant="small-caps" fo:language="none" fo:country="none" style:language-asian="none" style:country-asian="none"/>
    </style:style>
    <style:style style:name="Abstract" style:family="paragraph">
      <style:paragraph-properties fo:margin-left="0cm" fo:margin-right="0cm" fo:margin-top="0cm" fo:margin-bottom="0.353cm" loext:contextual-spacing="false" fo:text-align="justify" style:justify-single-word="false" fo:orphans="2" fo:widows="2" fo:text-indent="0.483cm" style:auto-text-indent="false"/>
      <style:text-properties style:use-window-font-color="true" style:font-name="Times New Roman" fo:font-family="'Times New Roman'" style:font-family-generic="roman" style:font-pitch="variable" fo:font-size="9pt" fo:language="en" fo:country="US" fo:font-weight="bold" style:font-name-asian="Times New Roman" style:font-family-asian="'Times New Roman'" style:font-family-generic-asian="roman" style:font-pitch-asian="variable" style:font-size-asian="9pt" style:font-weight-asian="bold" style:font-name-complex="Times New Roman" style:font-family-complex="'Times New Roman'" style:font-family-generic-complex="roman" style:font-pitch-complex="variable" style:font-size-complex="9pt" style:language-complex="ar" style:country-complex="SA" style:font-weight-complex="bold"/>
    </style:style>
    <style:style style:name="Affiliation" style:family="paragraph">
      <style:paragraph-properties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Author" style:family="paragraph">
      <style:paragraph-properties fo:margin-top="0.635cm" fo:margin-bottom="0.071cm" loext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bullet_20_list" style:display-name="bullet list" style:family="paragraph" style:parent-style-name="Text_20_body" style:list-style-name="WW8Num7"/>
    <style:style style:name="equation" style:family="paragraph" style:parent-style-name="Standard">
      <style:paragraph-properties fo:margin-top="0.423cm" fo:margin-bottom="0.423cm" loext:contextual-spacing="false" fo:line-height="90%">
        <style:tab-stops>
          <style:tab-stop style:position="4.445cm" style:type="center"/>
          <style:tab-stop style:position="8.89cm" style:type="right"/>
        </style:tab-stops>
      </style:paragraph-properties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igure_20_caption" style:display-name="figure caption" style:family="paragraph" style:list-style-name="WW8Num12">
      <style:paragraph-properties fo:margin-left="0cm" fo:margin-right="0cm" fo:margin-top="0.141cm" fo:margin-bottom="0.353cm" loext:contextual-spacing="false" fo:text-align="justify" style:justify-single-word="false" fo:orphans="2" fo:widows="2" fo:text-indent="0cm" style:auto-text-indent="false">
        <style:tab-stops>
          <style:tab-stop style:position="0.94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footnote" style:family="paragraph" style:list-style-name="WW8Num5">
      <style:paragraph-properties fo:margin-top="0cm" fo:margin-bottom="0.071cm" loext:contextual-spacing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key_20_words" style:display-name="key words" style:family="paragraph">
      <style:paragraph-properties fo:margin-left="0cm" fo:margin-right="0cm" fo:margin-top="0cm" fo:margin-bottom="0.212cm" loext:contextual-spacing="false" fo:text-align="justify" style:justify-single-word="false" fo:orphans="2" fo:widows="2" fo:text-indent="0.483cm" style:auto-text-indent="false"/>
      <style:text-properties style:use-window-font-color="true" style:font-name="Times New Roman" fo:font-family="'Times New Roman'" style:font-family-generic="roman" style:font-pitch="variable" fo:font-size="9pt" fo:language="en" fo:country="US" fo:font-style="italic" fo:font-weight="bold" style:font-name-asian="Times New Roman" style:font-family-asian="'Times New Roman'" style:font-family-generic-asian="roman" style:font-pitch-asian="variable" style:font-size-asian="9pt" style:language-asian="none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9pt" style:language-complex="ar" style:country-complex="SA" style:font-style-complex="italic" style:font-weight-complex="bold"/>
    </style:style>
    <style:style style:name="paper_20_subtitle" style:display-name="paper subtitle" style:family="paragraph">
      <style:paragraph-properties fo:margin-top="0cm" fo:margin-bottom="0.212cm" loext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4pt" fo:language="en" fo:country="US" style:font-name-asian="Times New Roman" style:font-family-asian="'Times New Roman'" style:font-family-generic-asian="roman" style:font-pitch-asian="variable" style:font-size-asian="14pt" style:language-asian="none" style:country-asian="none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paper_20_title" style:display-name="paper title" style:family="paragraph">
      <style:paragraph-properties fo:margin-top="0cm" fo:margin-bottom="0.212cm" loext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language-asian="none" style:country-asian="none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references" style:family="paragraph" style:list-style-name="WW8Num11">
      <style:paragraph-properties fo:margin-top="0cm" fo:margin-bottom="0.088cm" loext:contextual-spacing="false" fo:line-height="0.318cm" fo:text-align="justify" style:justify-single-word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sponsors" style:family="paragraph">
      <style:paragraph-properties fo:margin-left="0cm" fo:margin-right="0cm" fo:orphans="2" fo:widows="2" fo:text-indent="0.508cm" style:auto-text-indent="false" fo:padding-left="0cm" fo:padding-right="0cm" fo:padding-top="0.071cm" fo:padding-bottom="0cm" fo:border-left="none" fo:border-right="none" fo:border-top="0.51pt solid #000000" fo:border-bottom="none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table_20_col_20_head" style:display-name="table col head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table_20_col_20_subhead" style:display-name="table col subhead" style:family="paragraph" style:parent-style-name="table_20_col_20_head">
      <style:text-properties fo:font-size="7.5pt" fo:font-style="italic" style:font-size-asian="7.5pt" style:font-style-asian="italic" style:font-size-complex="7.5pt" style:font-style-complex="italic"/>
    </style:style>
    <style:style style:name="table_20_copy" style:display-name="table copy" style:family="paragraph">
      <style:paragraph-properties fo:text-align="justify" style:justify-single-word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table_20_footnote" style:display-name="table footnote" style:family="paragraph" style:list-style-name="WW8Num14">
      <style:paragraph-properties fo:margin-left="0.635cm" fo:margin-right="0cm" fo:margin-top="0.106cm" fo:margin-bottom="0.053cm" loext:contextual-spacing="false" fo:text-align="end" style:justify-single-word="false" fo:orphans="2" fo:widows="2" fo:text-indent="0cm" style:auto-text-indent="false">
        <style:tab-stops>
          <style:tab-stop style:position="0.051cm"/>
        </style:tab-stops>
      </style:paragraph-properties>
      <style:text-properties style:use-window-font-color="true" style:font-name="Times New Roman" fo:font-family="'Times New Roman'" style:font-family-generic="roman" style:font-pitch="variable" fo:font-size="6pt" fo:language="en" fo:country="US" style:font-name-asian="MS Mincho" style:font-family-asian="'MS Mincho', 'ＭＳ 明朝'" style:font-family-generic-asian="roman" style:font-size-asian="6pt" style:font-name-complex="Times New Roman" style:font-family-complex="'Times New Roman'" style:font-family-generic-complex="roman" style:font-pitch-complex="variable" style:font-size-complex="6pt" style:language-complex="ar" style:country-complex="SA"/>
    </style:style>
    <style:style style:name="table_20_head" style:display-name="table head" style:family="paragraph" style:list-style-name="WW8Num13">
      <style:paragraph-properties fo:margin-top="0.423cm" fo:margin-bottom="0.212cm" loext:contextual-spacing="false" fo:line-height="90%" fo:text-align="center" style:justify-single-word="false" fo:orphans="2" fo:widows="2"/>
      <style:text-properties fo:font-variant="small-caps" style:use-window-font-color="true" style:font-name="Times New Roman" fo:font-family="'Times New Roman'" style:font-family-generic="roman" style:font-pitch="variable" fo:font-size="8pt" fo:language="en" fo:country="US" style:font-name-asian="Times New Roman" style:font-family-asian="'Times New Roman'" style:font-family-generic-asian="roman" style:font-pitch-asian="variable" style:font-size-asian="8pt" style:language-asian="none" style:country-asian="none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Legenda" style:family="paragraph" style:parent-style-name="Standard" style:next-style-name="Standard">
      <style:paragraph-properties fo:margin-left="0.801cm" fo:margin-right="0.801cm" fo:margin-top="0.212cm" fo:margin-bottom="0.212cm" loext:contextual-spacing="false" fo:text-indent="0cm" style:auto-text-indent="false">
        <style:tab-stops>
          <style:tab-stop style:position="1.27cm"/>
        </style:tab-stops>
      </style:paragraph-properties>
      <style:text-properties style:font-name="Helvetica" fo:font-family="Helvetica" style:font-family-generic="swiss" style:font-pitch="variable" fo:font-weight="bold" style:font-weight-asian="bold" style:font-name-complex="Helvetica" style:font-family-complex="Helvetica" style:font-family-generic-complex="swiss" style:font-pitch-complex="variable" style:font-weight-complex="bold"/>
    </style:style>
    <style:style style:name="Texto_20_de_20_balão" style:display-name="Texto de balão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style="normal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WW8Num4z1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fo:font-variant="normal" fo:text-transform="none" style:text-outline="false" style:text-line-through-style="none" style:text-line-through-type="none" style:text-position="super 58%" style:font-name="Times New Roman" fo:font-family="'Times New Roman'" style:font-family-generic="roman" style:font-pitch="variable" fo:font-size="8pt" fo:font-style="normal" fo:text-shadow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 text:display="true"/>
    </style:style>
    <style:style style:name="WW8Num5z1" style:family="text">
      <style:text-properties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text-shadow="none" style:font-size-asian="10pt" style:font-name-complex="Times New Roman" style:font-family-complex="'Times New Roman'" style:font-family-generic-complex="roman" style:font-pitch-complex="variable" style:font-size-complex="10pt" text:display="true"/>
    </style:style>
    <style:style style:name="WW8Num9z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text-shadow="none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 text:display="true"/>
    </style:style>
    <style:style style:name="WW8Num9z3" style:family="text">
      <style:text-properties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/>
    </style:style>
    <style:style style:name="WW8Num9z4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12z0" style:family="text">
      <style:text-properties fo:color="#000000"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12z1" style:family="text">
      <style:text-properties style:font-name-complex="Times New Roman" style:font-family-complex="'Times New Roman'" style:font-family-generic-complex="roman" style:font-pitch-complex="variable"/>
    </style:style>
    <style:style style:name="WW8Num13z0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14z0" style:family="text">
      <style:text-properties fo:font-variant="normal" fo:text-transform="none" fo:color="#000000" style:text-outline="false" style:text-line-through-style="none" style:text-line-through-type="none" style:text-position="super 58%" style:font-name="Times New Roman" fo:font-family="'Times New Roman'" style:font-family-generic="roman" style:font-pitch="variable" fo:font-size="8pt" fo:letter-spacing="normal" fo:font-style="normal" fo:text-shadow="none" fo:font-weight="normal" style:letter-kerning="false" style:font-size-asian="8pt" style:font-style-asian="normal" style:font-weight-asian="normal" style:font-name-complex="Times New Roman" style:font-family-complex="'Times New Roman'" style:font-family-generic-complex="roman" style:font-pitch-complex="variable" style:text-scale="100%" text:display="tru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fo:font-variant="small-caps" style:font-name="Times New Roman" fo:font-family="'Times New Roman'" style:font-family-generic="roman" style:font-pitch="variable" fo:language="en" fo:country="US" style:language-asian="none" style:country-asian="none" style:font-name-complex="Times New Roman" style:font-family-complex="'Times New Roman'" style:font-family-generic-complex="roman" style:font-pitch-complex="variable"/>
    </style:style>
    <style:style style:name="Título_20_2_20_Char" style:display-name="Título 2 Char" style:family="text">
      <style:text-properties style:font-name="Times New Roman" fo:font-family="'Times New Roman'" style:font-family-generic="roman" style:font-pitch="variable" fo:font-size="10pt" fo:language="none" fo:country="none" fo:font-style="italic" style:font-name-asian="MS Mincho" style:font-family-asian="'MS Mincho', 'ＭＳ 明朝'" style:font-family-generic-asian="roman" style:font-size-asian="10pt" style:language-asian="none" style:country-asian="none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Título_20_3_20_Char" style:display-name="Título 3 Char" style:family="text">
      <style:text-properties style:font-name="Times New Roman" fo:font-family="'Times New Roman'" style:font-family-generic="roman" style:font-pitch="variable" fo:font-size="10pt" fo:language="none" fo:country="none" fo:font-style="italic" style:font-name-asian="MS Mincho" style:font-family-asian="'MS Mincho', 'ＭＳ 明朝'" style:font-family-generic-asian="roman" style:font-size-asian="10pt" style:language-asian="none" style:country-asian="none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Título_20_4_20_Char" style:display-name="Título 4 Char" style:family="text">
      <style:text-properties style:font-name="Times New Roman" fo:font-family="'Times New Roman'" style:font-family-generic="roman" style:font-pitch="variable" fo:font-size="10pt" fo:language="none" fo:country="none" fo:font-style="italic" style:font-name-asian="MS Mincho" style:font-family-asian="'MS Mincho', 'ＭＳ 明朝'" style:font-family-generic-asian="roman" style:font-size-asian="10pt" style:language-asian="none" style:country-asian="none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Título_20_5_20_Char" style:display-name="Título 5 Char" style:family="text">
      <style:text-properties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Corpo_20_de_20_texto_20_Char" style:display-name="Corpo de texto Char" style:family="text">
      <style:text-properties style:font-name="Times New Roman" fo:font-family="'Times New Roman'" style:font-family-generic="roman" style:font-pitch="variable" fo:font-size="10pt" style:font-name-asian="MS Mincho" style:font-family-asian="'MS Mincho', 'ＭＳ 明朝'" style:font-family-generic-asian="roman" style:font-size-asian="10pt" style:font-name-complex="Times New Roman" style:font-family-complex="'Times New Roman'" style:font-family-generic-complex="roman" style:font-pitch-complex="variable" style:font-size-complex="10pt"/>
    </style:style>
    <style:style style:name="Texto_20_de_20_balão_20_Char" style:display-name="Texto de balão Char" style:family="text">
      <style:text-properties style:font-name="Segoe UI" fo:font-family="'Segoe UI'" style:font-family-generic="swiss" style:font-pitch="variable" fo:font-size="9pt" fo:language="en" fo:country="US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9z0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outline-level-style>
      <text:outline-level-style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outline-level-style>
      <text:outline-level-style text:level="3" text:style-name="WW8Num9z1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outline-level-style>
      <text:outline-level-style text:level="4" text:style-name="WW8Num9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 " style:num-format="1">
        <style:list-level-properties text:list-level-position-and-space-mode="label-alignment">
          <style:list-level-label-alignment text:label-followed-by="listtab" text:list-tab-stop-position="1.143cm" fo:text-indent="0.508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143cm" fo:text-indent="-0.635cm" fo:margin-left="1.143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list-level-style-number>
      <text:list-level-style-number text:level="3" text:style-name="WW8Num9z1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list-level-style-number>
      <text:list-level-style-number text:level="4" text:style-name="WW8Num9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</text:list-level-style-number>
      <text:list-level-style-number text:level="5" text:style-name="WW8Num9z4" style:num-format="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text:style-name="WW8Num9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WW8Num9z4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WW8Num9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WW8Num9z4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prefix="Fig. 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prefix="TABLE " style:num-suffix=". " style:num-format="I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1.321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91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6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131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01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71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941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11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05cm" fo:margin-bottom="4.293cm" fo:margin-left="1.295cm" fo:margin-right="1.295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per Title (use style: paper title)</dc:title>
    <dc:subject/>
    <meta:keyword/>
    <dc:description/>
    <meta:initial-creator>IEEE</meta:initial-creator>
    <meta:creation-date>2012-11-06T10:08:00</meta:creation-date>
    <dc:date>2019-05-09T23:56:06.119480349</dc:date>
    <meta:print-date>2017-10-20T14:14:00</meta:print-date>
    <meta:editing-cycles>104</meta:editing-cycles>
    <meta:editing-duration>PT16H57M10S</meta:editing-duration>
    <meta:generator>LibreOffice/6.0.7.3$Linux_X86_64 LibreOffice_project/00m0$Build-3</meta:generator>
    <meta:document-statistic meta:table-count="1" meta:image-count="0" meta:object-count="0" meta:page-count="3" meta:paragraph-count="76" meta:word-count="1206" meta:character-count="8211" meta:non-whitespace-character-count="7100"/>
  </office:meta>
</office:document-meta>
</file>